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e683" officeooo:paragraph-rsid="0001e68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039ab1" officeooo:paragraph-rsid="00039ab1"/>
    </style:style>
    <style:style style:name="P3" style:family="paragraph" style:parent-style-name="Standard">
      <style:paragraph-properties fo:text-align="center" style:justify-single-word="false"/>
      <style:text-properties officeooo:rsid="000a4d10" officeooo:paragraph-rsid="000a4d10"/>
    </style:style>
    <style:style style:name="P4" style:family="paragraph" style:parent-style-name="Standard">
      <style:paragraph-properties fo:text-align="start" style:justify-single-word="false"/>
      <style:text-properties officeooo:rsid="000a4d10" officeooo:paragraph-rsid="000a4d10"/>
    </style:style>
    <style:style style:name="P5" style:family="paragraph" style:parent-style-name="Standard">
      <style:paragraph-properties fo:text-align="start" style:justify-single-word="false"/>
      <style:text-properties officeooo:rsid="000c30f6" officeooo:paragraph-rsid="000c30f6"/>
    </style:style>
    <style:style style:name="P6" style:family="paragraph" style:parent-style-name="Standard">
      <style:paragraph-properties fo:text-align="center" style:justify-single-word="false"/>
      <style:text-properties officeooo:rsid="000c30f6" officeooo:paragraph-rsid="000c30f6"/>
    </style:style>
    <style:style style:name="P7" style:family="paragraph" style:parent-style-name="Standard">
      <style:paragraph-properties fo:text-align="center" style:justify-single-word="false"/>
      <style:text-properties officeooo:rsid="0010d289" officeooo:paragraph-rsid="0010d289"/>
    </style:style>
    <style:style style:name="P8" style:family="paragraph" style:parent-style-name="Standard">
      <style:paragraph-properties fo:text-align="start" style:justify-single-word="false"/>
      <style:text-properties officeooo:rsid="0010d289" officeooo:paragraph-rsid="00121c75"/>
    </style:style>
    <style:style style:name="P9" style:family="paragraph" style:parent-style-name="Standard">
      <style:paragraph-properties fo:text-align="center" style:justify-single-word="false"/>
      <style:text-properties fo:font-size="18pt" officeooo:rsid="0001e683" officeooo:paragraph-rsid="0001e683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039ab1" officeooo:paragraph-rsid="00039ab1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039ab1" officeooo:paragraph-rsid="00039ab1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087f3b" officeooo:paragraph-rsid="00039ab1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c30f6" officeooo:paragraph-rsid="000c30f6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0faeb4" officeooo:paragraph-rsid="000c30f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0d289" officeooo:paragraph-rsid="0010d289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10d289" officeooo:paragraph-rsid="0010d289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21c75" officeooo:paragraph-rsid="00121c75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a4d10" officeooo:paragraph-rsid="000a4d10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3a71f" style:font-size-asian="18pt" style:font-size-complex="18pt"/>
    </style:style>
    <style:style style:name="T3" style:family="text">
      <style:text-properties fo:font-size="18pt" officeooo:rsid="00055280" style:font-size-asian="18pt" style:font-size-complex="18pt"/>
    </style:style>
    <style:style style:name="T4" style:family="text">
      <style:text-properties fo:font-size="18pt" officeooo:rsid="00087f3b" style:font-size-asian="18pt" style:font-size-complex="18pt"/>
    </style:style>
    <style:style style:name="T5" style:family="text">
      <style:text-properties fo:font-size="18pt" officeooo:rsid="000a4d10" style:font-size-asian="18pt" style:font-size-complex="18pt"/>
    </style:style>
    <style:style style:name="T6" style:family="text">
      <style:text-properties fo:font-size="18pt" officeooo:rsid="000b63ed" style:font-size-asian="18pt" style:font-size-complex="18pt"/>
    </style:style>
    <style:style style:name="T7" style:family="text">
      <style:text-properties fo:font-size="18pt" officeooo:rsid="000c30f6" style:font-size-asian="18pt" style:font-size-complex="18pt"/>
    </style:style>
    <style:style style:name="T8" style:family="text">
      <style:text-properties fo:font-size="18pt" officeooo:rsid="000c810c" style:font-size-asian="18pt" style:font-size-complex="18pt"/>
    </style:style>
    <style:style style:name="T9" style:family="text">
      <style:text-properties fo:font-size="18pt" officeooo:rsid="000e208c" style:font-size-asian="18pt" style:font-size-complex="18pt"/>
    </style:style>
    <style:style style:name="T10" style:family="text">
      <style:text-properties fo:font-size="18pt" officeooo:rsid="000faeb4" style:font-size-asian="18pt" style:font-size-complex="18pt"/>
    </style:style>
    <style:style style:name="T11" style:family="text">
      <style:text-properties fo:font-size="18pt" officeooo:rsid="00121c75" style:font-size-asian="18pt" style:font-size-complex="18pt"/>
    </style:style>
    <style:style style:name="T12" style:family="text">
      <style:text-properties fo:font-size="18pt" officeooo:rsid="00144c81" style:font-size-asian="18pt" style:font-size-complex="18pt"/>
    </style:style>
    <style:style style:name="T13" style:family="text">
      <style:text-properties fo:font-size="18pt" officeooo:rsid="0015a888" style:font-size-asian="18pt" style:font-size-complex="18pt"/>
    </style:style>
    <style:style style:name="T14" style:family="text">
      <style:text-properties fo:font-size="18pt" officeooo:rsid="00167cb9" style:font-size-asian="18pt" style:font-size-complex="18pt"/>
    </style:style>
    <style:style style:name="T15" style:family="text">
      <style:text-properties fo:font-size="18pt" officeooo:rsid="0017014e" style:font-size-asian="18pt" style:font-size-complex="18pt"/>
    </style:style>
    <style:style style:name="T16" style:family="text">
      <style:text-properties fo:font-size="18pt" officeooo:rsid="0018050a" style:font-size-asian="18pt" style:font-size-complex="18pt"/>
    </style:style>
    <style:style style:name="T17" style:family="text">
      <style:text-properties fo:font-size="18pt" officeooo:rsid="00187846" style:font-size-asian="18pt" style:font-size-complex="18pt"/>
    </style:style>
    <style:style style:name="T18" style:family="text">
      <style:text-properties fo:font-size="18pt" officeooo:rsid="001982f6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DI TIROCINIO CURRICULARE</text:p>
      <text:p text:style-name="P1"/>
      <text:p text:style-name="P1"/>
      <text:p text:style-name="P1">Gianni Savini</text:p>
      <text:p text:style-name="P1"/>
      <text:p text:style-name="P1">731806</text:p>
      <text:p text:style-name="P1"/>
      <text:p text:style-name="P1">Tutor Didattico: Alessandro Ricci</text:p>
      <text:p text:style-name="P1"/>
      <text:p text:style-name="P1">Tirocinio inter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INTRODUZIONE</text:p>
      <text:p text:style-name="P11"/>
      <text:p text:style-name="P2"><text:span text:style-name="T1">Il tirocinio ha avuto inizio </text:span><text:span text:style-name="T2">il </text:span><text:span text:style-name="T5">18/04/</text:span><text:span text:style-name="T2">2018 ed ha avuto termine il 20/02/201</text:span><text:span text:style-name="T5">9</text:span><text:span text:style-name="T2">. L’attività si è svolta in parte individualmente, ed in parte il PS lab presso la sede di ingegneria e scienze informatiche con Alessandro Ricci come tutor didattico. </text:span><text:span text:style-name="T5">Prima di iniziare </text:span><text:span text:style-name="T3">si è concordato con il professore il tema del tirocinio: </text:span><text:span text:style-name="T4">capire come e se fosse possibile implementare un sistema come trauma tracker su Docker.</text:span></text:p>
      <text:p text:style-name="P12"/>
      <text:p text:style-name="P6"><text:span text:style-name="T4">D</text:span><text:span text:style-name="T1">OCKER</text:span></text:p>
      <text:p text:style-name="P13"/>
      <text:p text:style-name="P5"><text:span text:style-name="T1">Docker è una </text:span><text:span text:style-name="T8">tecnologia di </text:span><text:span text:style-name="T10">virtualizzazione a livello di sistema operativo, o basata su container, che sfrutta le chiamate di sistema del kerlen Linux. Un container è uno spazio isolato in cui viene eseguita un applicazione/servizio in modo indipendente rispetto ad altri servizi in esecuzione. Il progetto è stato rilasciato come OpenSource nel 2013 da dotCloud, azienda che ha creato Docker ed è stato rinominata come l’omonima tecnologia nell’ottobre 2013. </text:span></text:p>
      <text:p text:style-name="P14"/>
      <text:p text:style-name="P7"><text:span text:style-name="T10">S</text:span><text:span text:style-name="T1">TRUMENTI UTILIZZATI</text:span></text:p>
      <text:p text:style-name="P15"/>
      <text:p text:style-name="P16">Sistema operativo Linux – Docker può essere eseguito su sitemi operativi kernel linux, è stato quindi necessario lavorare in ambienti Linux.</text:p>
      <text:p text:style-name="P16"/>
      <text:p text:style-name="P16">Docker for windows – Grazie a questo tool è possibile eseguire un <text:s/>sistema basato su Docker anche su sistemi che abbiano Windows come sistema operativo. Questo strumento è stato utilizzato solo per piccole prove per verificare la funzionalità di Docker su più sistemi.</text:p>
      <text:p text:style-name="P16"/>
      <text:p text:style-name="P16"><text:soft-page-break/>Shell linux – I comandi per gestire i container vengono lanciati da shell, con eventuali flag per specificare i parametri utili ad un corretto funzionamento del servizio che si vuole adoperare.</text:p>
      <text:p text:style-name="P16"/>
      <text:p text:style-name="P8"><text:span text:style-name="T1">Portainer – Portainer è un progetto OpenSource disponibile su DockerHub, che sfrutta la tecnologia a container di Docker. In pratica è un servizio incapsulato in un container che permentte di avere un’interfaccia grafica per la gestione de</text:span><text:span text:style-name="T11">lla piattaforma </text:span><text:span text:style-name="T1">Docker. </text:span><text:span text:style-name="T11">Tramite questa GUI è possibile avviare container, fermarli, e controllare quali sono in esecuzione o meno, scaricare progetti da DockerHub e molto altro.</text:span></text:p>
      <text:p text:style-name="P17"/>
      <text:p text:style-name="P17">DockerHub – E’ la piattaforma in cui sono disponibili miglia di progetti open source di Docker </text:p>
      <text:p text:style-name="P12"/>
      <text:p text:style-name="P3"><text:span text:style-name="T4">A</text:span><text:span text:style-name="T1">TTIVITÀ</text:span></text:p>
      <text:p text:style-name="P18"/>
      <text:p text:style-name="P4"><text:span text:style-name="T1">L’attività svolta è stata divisa in più parti: la parte iniziale in cui </text:span><text:span text:style-name="T6">mi sono documento su </text:span><text:span text:style-name="T1">Docker </text:span><text:span text:style-name="T7">e sul funziamento dei container, cercando in rete su fonti ufficiali (documentazioni ufficiali di Docker), articoli che trattavano l’argomento, e forum con esempi pratici del funzionamento della tecnologia. </text:span><text:span text:style-name="T9">Dopo aver visionato alcuni tutorial e siti di documentazione, ho provveduto con l’installazione del software Docker per cominciare a fare qualche prova pratica sull’argomento. In seguito all’installazione si è verificato il funzionamento del software </text:span><text:span text:style-name="T10">eseguendo</text:span><text:span text:style-name="T9"> l’immagine di hello-word “</text:span><text:span text:style-name="T10">https://hub.docker.com/_/hello-world”</text:span><text:span text:style-name="T9"> di Docker disponibile su DockerHub (una piattaforma simile a github in cui sono contenuti progetti OpenSource basati sull’ominima tecnologia). </text:span><text:span text:style-name="T10">La stampa a video prodotta fece capire che Docker era stato installato correttamente. </text:span><text:span text:style-name="T12">Ho proseguito nei giorni successivi </text:span><text:span text:style-name="T13">cercando esempi pratici di utilizzo di Docker </text:span><text:span text:style-name="T12">su DockerHub, GitHub, </text:span><text:span text:style-name="T13">e alcuni forum, esegu</text:span><text:span text:style-name="T18">e</text:span><text:span text:style-name="T13">ndo anche alcune prove. </text:span><text:span text:style-name="T14">Dopo aver speso qualche giornata per comprendere Docker, ho concordato con il professor Ricci di continuare ad analizzare </text:span><text:soft-page-break/><text:span text:style-name="T14">questa teconlogia per valutarne un <text:s/>possibile utilizzo per </text:span><text:span text:style-name="T15">una parte di </text:span><text:span text:style-name="T14">sistema Trauma Tracker. </text:span><text:span text:style-name="T15">Il sistema Trauma Tracker, o meglio la parte dello stesso che si vuole “Dockerizzare”, è eseguito su macchina virtuale Linux Ubuntu LTS 14.0.x (quindi è possibile eseguire Docker in quanto </text:span><text:span text:style-name="T16">è Linux Kernel) ed </text:span><text:span text:style-name="T17">che utilizza servizi/applicazioni come la JVM, la libreria Vert.X, Mongodb, Nodejs e Angular;</text:span><text:span text:style-name="T18"> s</text:span><text:span text:style-name="T17">u DockerHub sono presenti immagini già pronte per ognuno di questi servizi. </text:span><text:span text:style-name="T18">Ogni servizio, come già detto in precedenza, è eseguito in un container isolato, e quindi l’esecuzione di uno non deve interferire con gli altri, ma c’è modo di far comunicare i container fra di loro creando un sistema pià complesso che incapsula ogni microservizio in un container. Per fare ciò esiste il tool docker-compose. Docker compose è una funzionalità di Docker che permette di configurare 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9:18:26.354133765</meta:creation-date>
    <dc:date>2019-02-18T15:10:19.300262383</dc:date>
    <meta:editing-duration>PT25M17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4" meta:paragraph-count="17" meta:word-count="619" meta:character-count="4136" meta:non-whitespace-character-count="3524"/>
  </office:meta>
</office:document-meta>
</file>